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ru" fo:country="RU"/>
    </style:style>
    <style:style style:name="P3" style:family="paragraph" style:parent-style-name="Text_20_body" style:list-style-name="L2"/>
    <style:style style:name="T1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Должностная инструкция</text:span> конюха</text:p>
      <text:h text:style-name="Heading_20_1" text:outline-level="1">Положения:</text:h>
      <text:list xml:id="list4696547072172209264" text:style-name="L2">
        <text:list-item>
          <text:p text:style-name="P3"><text:span text:style-name="T1">Конюх непосредственно подчинён хозяину конюшни и выполняет его указания.</text:span></text:p>
        </text:list-item>
        <text:list-item>
          <text:p text:style-name="P3"><text:span text:style-name="T1">Конюх согласен с тем фактом, что на конюшне ведётся круглосуточное видеонаблюдение, доступное в онлайне. Архив видеонаблюдения доступен хозяину конюшни и стирается про мере заполнения памяти видеорегистратора.</text:span></text:p>
        </text:list-item>
        <text:list-item>
          <text:p text:style-name="P3"><text:span text:style-name="T1">Конюх обеспечивает уход за конюшенными лошадьми, собакой и двумя кошками. За работу по уходу конюх получает оговоренное вознаграждение.</text:span></text:p>
        </text:list-item>
        <text:list-item>
          <text:p text:style-name="P3"><text:span text:style-name="T1">Конюх может выполнять дополнительные работы по конюшне по отдельным договорённостям с хозяином за отдельную плату в свободное от основной работы время.</text:span></text:p>
        </text:list-item>
      </text:list>
      <text:h text:style-name="Heading_20_1" text:outline-level="1">Конюх обязан:</text:h>
      <text:list xml:id="list4005123911442471735" text:style-name="L1">
        <text:list-item>
          <text:p text:style-name="P2">Выводить утром лошадей в левады и заводить вечером в денники согласно расписанию, если позволяют погодные условия. Препятствием к выводу лошадей может быть холодный сильный ветер, дождь, град.</text:p>
        </text:list-item>
        <text:list-item>
          <text:p text:style-name="P2">Проводить уборку денников и вольера собаки утром после вывода лошадей в левады.</text:p>
        </text:list-item>
        <text:list-item>
          <text:p text:style-name="P2">Убирать навоз и мочу с прохода конюшни сразу после обнаружения.</text:p>
        </text:list-item>
        <text:list-item>
          <text:p text:style-name="P2">Кормить и поить лошадей согласно утверждённому расписанию.</text:p>
        </text:list-item>
        <text:list-item>
          <text:p text:style-name="P2">Держать мобильный телефон конюшни под рукой для обеспечения круглосуточной связи с конюшней.</text:p>
        </text:list-item>
        <text:list-item>
          <text:p text:style-name="P2">Информировать коневладельцев/хозяина конюшни о замеченных недомоганиях/травмах лошадей.</text:p>
        </text:list-item>
        <text:list-item>
          <text:p text:style-name="P2">Убирать навоз в левадах один раз в два дня.</text:p>
        </text:list-item>
        <text:list-item>
          <text:p text:style-name="P2">Содержать конюшню в чистоте, проводить мелкий ремонт конюшенного инвентаря. При невозможности ремонта сообщать владельцу конюшни о необходимости замены инвентаря/оборудования конюшни.</text:p>
        </text:list-item>
        <text:list-item>
          <text:p text:style-name="P2">Быть трезвым на протяжении всего периода рабочей смены. Употребление спиртных напитков (в том числе слабоалкогольных, таких как алкогольное пиво или слабоалкогольные тоники) строго воспрещается.</text:p>
        </text:list-item>
        <text:list-item>
          <text:p text:style-name="P2">Сдать конюшню, левады и каптёрку конюху следующей смены в чистоте, а рабочий инвентарь в исправности.</text:p>
        </text:list-item>
        <text:list-item>
          <text:p text:style-name="P2">Быть вежливым по отношению к посетителям конюшни. Недопустимо применение нецензурного лексикона во время рабочей смены. Недопустимы перепалки с клиентом на повышенных тонах. Все конфликты/недоразумения с посетителями конюшни должны решаться исключительно через хозяина конюшни.</text:p>
        </text:list-item>
        <text:list-item>
          <text:p text:style-name="P2">Не допускается курить внутри сенника и конюшни. Не допускается разбрасывать окурки – их следует выкидывать в мусорное ведро.</text:p>
        </text:list-item>
        <text:list-item>
          <text:p text:style-name="P2">Конюх обязан предупредить хозяина конюшни минимум за две недели о расторжении найма. </text:p>
        </text:list-item>
      </text:list>
      <text:p text:style-name="P1"/>
      <text:p text:style-name="P1"/>
      <text:p text:style-name="P1">Подпись: _____________ <text:s text:c="84"/>Дата: <text:s/>___________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03T13:13:47.854000000</meta:creation-date>
    <dc:date>2015-08-04T02:03:08.12</dc:date>
    <meta:editing-duration>PT4H15M36S</meta:editing-duration>
    <meta:editing-cycles>7</meta:editing-cycles>
    <meta:generator>OpenOffice/4.1.1$Win32 OpenOffice.org_project/411m6$Build-9775</meta:generator>
    <dc:creator>макс </dc:creator>
    <meta:document-statistic meta:table-count="0" meta:image-count="0" meta:object-count="0" meta:page-count="1" meta:paragraph-count="21" meta:word-count="307" meta:character-count="2360"/>
  </office:meta>
</office:document-meta>
</file>